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BD300002732EE0EC29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Lucida Sans1" svg:font-family="'Lucida Sans'" style:font-family-generic="swiss"/>
    <style:font-face style:name="Consolas" svg:font-family="Consolas" style:font-adornments="Italic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style:font-name="Consolas" fo:font-size="16pt" style:font-size-asian="16pt" style:font-size-complex="16pt"/>
    </style:style>
    <style:style style:name="P5" style:family="paragraph" style:parent-style-name="Standard">
      <style:text-properties style:font-name="Consolas" fo:font-size="12pt" style:font-size-asian="12pt" style:font-size-complex="12pt"/>
    </style:style>
    <style:style style:name="P6" style:family="paragraph" style:parent-style-name="Standard">
      <style:text-properties style:font-name="Consolas" fo:font-size="11pt" style:font-size-asian="11pt" style:font-size-complex="11pt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fo:font-size="20pt" style:font-size-asian="20pt" style:font-size-complex="20pt"/>
    </style:style>
    <style:style style:name="P9" style:family="paragraph" style:parent-style-name="Standard">
      <style:text-properties fo:font-size="22pt" style:font-size-asian="22pt" style:font-size-complex="22pt"/>
    </style:style>
    <style:style style:name="P10" style:family="paragraph" style:parent-style-name="Standard">
      <style:text-properties fo:font-size="26pt" style:font-size-asian="26pt" style:font-size-complex="26pt"/>
    </style:style>
    <style:style style:name="P11" style:family="paragraph" style:parent-style-name="Standard">
      <style:text-properties style:font-name="Times New Roman1" fo:font-size="16pt" style:font-size-asian="16pt" style:font-size-complex="16pt"/>
    </style:style>
    <style:style style:name="P12" style:family="paragraph" style:parent-style-name="Standard">
      <style:paragraph-properties fo:break-before="page"/>
      <style:text-properties fo:font-size="16pt" style:font-size-asian="16pt" style:font-size-complex="16pt"/>
    </style:style>
    <style:style style:name="P13" style:family="paragraph" style:parent-style-name="Standard">
      <style:paragraph-properties fo:break-before="page"/>
      <style:text-properties fo:font-size="26pt" style:font-size-asian="26pt" style:font-size-complex="26pt"/>
    </style:style>
    <style:style style:name="P14" style:family="paragraph" style:parent-style-name="Standard">
      <style:text-properties fo:font-size="16pt" style:font-size-asian="16pt" style:font-size-complex="16pt"/>
    </style:style>
    <style:style style:name="P15" style:family="paragraph" style:parent-style-name="Standard" style:list-style-name="L1">
      <style:text-properties fo:font-size="16pt" style:font-size-asian="16pt" style:font-size-complex="16pt"/>
    </style:style>
    <style:style style:name="P16" style:family="paragraph" style:parent-style-name="Standard" style:list-style-name="L2">
      <style:text-properties fo:font-size="16pt" style:font-size-asian="16pt" style:font-size-complex="16pt"/>
    </style:style>
    <style:style style:name="P17" style:family="paragraph" style:parent-style-name="Standard" style:list-style-name="L2">
      <style:text-properties fo:font-size="24pt" style:font-size-asian="24pt" style:font-size-complex="24pt"/>
    </style:style>
    <style:style style:name="P18" style:family="paragraph" style:parent-style-name="Standard">
      <style:text-properties style:font-name="Consolas" fo:font-size="16pt" style:font-size-asian="16pt" style:font-size-complex="16pt"/>
    </style:style>
    <style:style style:name="P19" style:family="paragraph" style:parent-style-name="Standard">
      <style:text-properties fo:font-size="26pt" style:font-size-asian="26pt" style:font-size-complex="26pt"/>
    </style:style>
    <style:style style:name="T1" style:family="text">
      <style:text-properties style:font-name="Consolas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cing the Arduino Debugger</text:p>
      <text:p text:style-name="P2"/>
      <text:p text:style-name="P9">Features:</text:p>
      <text:p text:style-name="P3"/>
      <text:list xml:id="list3827987364100844571" text:style-name="L1">
        <text:list-item>
          <text:p text:style-name="P15">Set, enable and disable breakpoints.</text:p>
        </text:list-item>
        <text:list-item>
          <text:p text:style-name="P15">View watch variables.</text:p>
        </text:list-item>
        <text:list-item>
          <text:p text:style-name="P15">Display memory.</text:p>
        </text:list-item>
        <text:list-item>
          <text:p text:style-name="P15">No hardware to buy.</text:p>
        </text:list-item>
        <text:list-item>
          <text:p text:style-name="P15">No application to install on your computer/PC.</text:p>
        </text:list-item>
        <text:list-item>
          <text:p text:style-name="P15">Uses the Arduino IDE built-in Serial Monitor.</text:p>
        </text:list-item>
      </text:list>
      <text:p text:style-name="P3"/>
      <text:p text:style-name="P3"/>
      <text:p text:style-name="P8">How to setup:</text:p>
      <text:p text:style-name="P3"/>
      <text:p text:style-name="P3">Install the “debugger” library using the <text:a xlink:type="simple" xlink:href="http://www.jspayne.com/download/debugger.zip" text:style-name="Internet_20_link" text:visited-style-name="Visited_20_Internet_20_Link">debugger.zip</text:a></text:p>
      <text:p text:style-name="P3">Now utilize the library as you would any other Arduino library.</text:p>
      <text:p text:style-name="P3"/>
      <text:p text:style-name="P3">Add data watches using the WATCH(); statement in your code.</text:p>
      <text:p text:style-name="P3"/>
      <text:p text:style-name="P3">Example:</text:p>
      <text:p text:style-name="P3"/>
      <text:p text:style-name="P6">int counter = 0;</text:p>
      <text:p text:style-name="P6">iWATCH(counter); <text:s/>//adds “counter” to variables displayable via the debugger.</text:p>
      <text:p text:style-name="P6">cWATCH(myString); //add “myString” watch data</text:p>
      <text:p text:style-name="P6">dWATCH(data); <text:tab/>//add “data” to watch data</text:p>
      <text:p text:style-name="P6"/>
      <text:p text:style-name="P6"/>
      <text:p text:style-name="P3"/>
      <text:p text:style-name="P3">Add breakpoints using the BREAK(); statement in your code.</text:p>
      <text:p text:style-name="P3"/>
      <text:p text:style-name="P3">Example:</text:p>
      <text:p text:style-name="P5"/>
      <text:p text:style-name="P5">BREAK(2); <text:s/>//a breakpoint with an ID of “2”.</text:p>
      <text:p text:style-name="P5"/>
      <text:p text:style-name="P3"/>
      <text:p text:style-name="P12"/>
      <text:p text:style-name="P3"/>
      <text:p text:style-name="P1">Using the Serial Monitor</text:p>
      <text:list xml:id="list7075882157560912487" text:style-name="L2">
        <text:list-header>
          <text:p text:style-name="P17"/>
        </text:list-header>
        <text:list-item>
          <text:p text:style-name="P16">In the Serial Monitor, select the option “newline” at the bottom on the Monitor.</text:p>
        </text:list-item>
        <text:list-item>
          <text:p text:style-name="P16">The default baud rate is 9600.</text:p>
        </text:list-item>
        <text:list-item>
          <text:p text:style-name="P16">Type commands at the top of the monitor and then select send.</text:p>
        </text:list-item>
      </text:list>
      <text:p text:style-name="P3"/>
      <text:p text:style-name="P3"/>
      <text:p text:style-name="P3"><draw:frame draw:style-name="fr1" draw:name="graphics1" text:anchor-type="paragraph" svg:width="6.9252in" svg:height="3.5791in" draw:z-index="0"><draw:image xlink:href="Pictures/2000000700004BD300002732EE0EC293.svm" xlink:type="simple" xlink:show="embed" xlink:actuate="onLoad"/></draw:frame></text:p>
      <text:p text:style-name="P3"/>
      <text:p text:style-name="P3"/>
      <text:p text:style-name="P12"/>
      <text:p text:style-name="P3">The command set</text:p>
      <text:p text:style-name="P3"/>
      <text:p text:style-name="P3">“h” displays the help text.</text:p>
      <text:p text:style-name="P7"/>
      <text:p text:style-name="P5">dm [address (l len)] <text:tab/>-&gt; "dm 300" (displays memory contents.)</text:p>
      <text:p text:style-name="P5">bp [break point ID] <text:s/><text:tab/>-&gt; "bp 3" <text:s text:c="2"/>(activates breakpoint(s) with ID of 3)</text:p>
      <text:p text:style-name="P5">cb <text:s text:c="16"/><text:tab/>-&gt; "cb" <text:s text:c="4"/>(clear breakpoint(s))</text:p>
      <text:p text:style-name="P5">go <text:s text:c="16"/><text:tab/>-&gt; "go" <text:s text:c="4"/>(continues program execution)</text:p>
      <text:p text:style-name="P5">st <text:s text:c="16"/><text:tab/>-&gt; "st" <text:s text:c="4"/>(stop program execution)</text:p>
      <text:p text:style-name="P5">dv [(repeat in ms)] <text:s/><text:tab/>-&gt; "dv" <text:s text:c="4"/>(display variables)</text:p>
      <text:p text:style-name="P7"/>
      <text:p text:style-name="P3"/>
      <text:p text:style-name="P3"/>
      <text:p text:style-name="P3">“dm” shows memory contents in HEX and ASCII</text:p>
      <text:p text:style-name="P5"/>
      <text:p text:style-name="P5">ff 00 02 00 28 01 17 01 00 00 20 00 00 00 00 00 ....(..... .....</text:p>
      <text:p text:style-name="P5">00 00 00 00 ff 01 66 01 ff 01 44 02 ff 01 ff 01 ....⸮.....D.....</text:p>
      <text:p text:style-name="P5"/>
      <text:p text:style-name="P4"/>
      <text:p text:style-name="P4"/>
      <text:p text:style-name="P3">“dv” displays list of variables:</text:p>
      <text:p text:style-name="P3"/>
      <text:p text:style-name="P3">[variable name][(location in memory)] = contents of variable</text:p>
      <text:p text:style-name="P4">counter(@0x15e) = 23846</text:p>
      <text:p text:style-name="P3"/>
      <text:p text:style-name="P3"/>
      <text:p text:style-name="P10"/>
      <text:p text:style-name="P10"/>
      <text:p text:style-name="P10"><text:a xlink:type="simple" xlink:href="http://www.jspayne.com/forum" text:style-name="Internet_20_link" text:visited-style-name="Visited_20_Internet_20_Link"><text:span text:style-name="T3">Arduino Debugger Forum</text:span></text:a></text:p>
      <text:p text:style-name="P13"/>
      <text:p text:style-name="P10">Advanced setup</text:p>
      <text:p text:style-name="P10"/>
      <text:p text:style-name="P3">To expand the number of data watches possible (defaults to 8) add the following before the <text:span text:style-name="T1">&lt;debugger.h&gt; </text:span>statement:</text:p>
      <text:p text:style-name="P4"/>
      <text:p text:style-name="P4">#define MAX_WATCHES 12<text:line-break/></text:p>
      <text:p text:style-name="P11"/>
      <text:p text:style-name="P11">To increase the maximum breakpoints you can have add the following before the <text:span text:style-name="T1">&lt;debugger.h&gt; </text:span>statement:</text:p>
      <text:p text:style-name="P4"/>
      <text:p text:style-name="P4"/>
      <text:p text:style-name="P4">#define MAX_BREAKPOINTS 8<text:line-break/>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Lucida Sans1" svg:font-family="'Lucida Sans'" style:font-family-generic="swiss"/>
    <style:font-face style:name="Consolas" svg:font-family="Consolas" style:font-adornments="Italic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02T18:48:49.83</meta:creation-date>
    <dc:date>2018-02-05T19:04:57.03</dc:date>
    <meta:editing-duration>P1DT1H33M7S</meta:editing-duration>
    <meta:editing-cycles>23</meta:editing-cycles>
    <meta:generator>OpenOffice/4.1.3$Win32 OpenOffice.org_project/413m1$Build-9783</meta:generator>
    <meta:document-statistic meta:table-count="0" meta:image-count="1" meta:object-count="0" meta:page-count="4" meta:paragraph-count="44" meta:word-count="314" meta:character-count="1899"/>
  </office:meta>
</office:document-meta>
</file>